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789cm" fo:margin-left="-0.84cm" fo:margin-right="-0.949cm" table:align="margins"/>
    </style:style>
    <style:style style:name="Таблица1.A" style:family="table-column">
      <style:table-column-properties style:column-width="2.117cm" style:rel-column-width="7382*"/>
    </style:style>
    <style:style style:name="Таблица1.B" style:family="table-column">
      <style:table-column-properties style:column-width="1.323cm" style:rel-column-width="4614*"/>
    </style:style>
    <style:style style:name="Таблица1.C" style:family="table-column">
      <style:table-column-properties style:column-width="1.302cm" style:rel-column-width="4540*"/>
    </style:style>
    <style:style style:name="Таблица1.D" style:family="table-column">
      <style:table-column-properties style:column-width="1.406cm" style:rel-column-width="4903*"/>
    </style:style>
    <style:style style:name="Таблица1.E" style:family="table-column">
      <style:table-column-properties style:column-width="1.404cm" style:rel-column-width="4897*"/>
    </style:style>
    <style:style style:name="Таблица1.M" style:family="table-column">
      <style:table-column-properties style:column-width="1.409cm" style:rel-column-width="4914*"/>
    </style:style>
    <style:style style:name="Таблица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1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1.2" style:family="table-row">
      <style:table-row-properties style:min-row-height="3.792cm"/>
    </style:style>
    <style:style style:name="Таблица1.D2" style:family="table-cell">
      <style:table-cell-properties fo:padding="0.097cm" fo:border-left="0.035cm solid #000000" fo:border-right="none" fo:border-top="none" fo:border-bottom="0.035cm solid #000000"/>
    </style:style>
    <style:style style:name="Таблица1.A3" style:family="table-cell">
      <style:table-cell-properties fo:padding="0.097cm" fo:border-left="0.035cm solid #000000" fo:border-right="none" fo:border-top="none" fo:border-bottom="0.018cm solid #000000"/>
    </style:style>
    <style:style style:name="Таблица1.B3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1.D3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E3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3" style:family="table-cell">
      <style:table-cell-properties fo:padding="0.097cm" fo:border-left="0.002cm solid #000000" fo:border-right="0.035cm solid #000000" fo:border-top="0.002cm solid #000000" fo:border-bottom="0.002cm solid #000000"/>
    </style:style>
    <style:style style:name="Таблица1.L3" style:family="table-cell">
      <style:table-cell-properties fo:padding="0.097cm" fo:border="0.002cm solid #000000"/>
    </style:style>
    <style:style style:name="Таблица1.M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1.B4" style:family="table-cell">
      <style:table-cell-properties fo:padding="0.097cm" fo:border-left="0.035cm solid #000000" fo:border-right="0.035cm solid #000000" fo:border-top="none" fo:border-bottom="0.002cm solid #000000"/>
    </style:style>
    <style:style style:name="Таблица1.D4" style:family="table-cell">
      <style:table-cell-properties fo:padding="0.097cm" fo:border-left="0.002cm solid #000000" fo:border-right="none" fo:border-top="none" fo:border-bottom="0.002cm solid #000000"/>
    </style:style>
    <style:style style:name="Таблица1.F4" style:family="table-cell">
      <style:table-cell-properties fo:padding="0.097cm" fo:border-left="0.002cm solid #000000" fo:border-right="0.035cm solid #000000" fo:border-top="none" fo:border-bottom="0.002cm solid #000000"/>
    </style:style>
    <style:style style:name="Таблица1.L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1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D12" style:family="table-cell">
      <style:table-cell-properties fo:padding="0.097cm" fo:border-left="0.002cm solid #000000" fo:border-right="none" fo:border-top="none" fo:border-bottom="0.035cm solid #000000"/>
    </style:style>
    <style:style style:name="Таблица1.F12" style:family="table-cell">
      <style:table-cell-properties fo:padding="0.097cm" fo:border-left="0.002cm solid #000000" fo:border-right="0.035cm solid #000000" fo:border-top="none" fo:border-bottom="0.035cm solid #000000"/>
    </style:style>
    <style:style style:name="Таблица1.L1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style:line-height-at-least="0.353cm" fo:text-align="center" style:justify-single-word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8" style:family="paragraph" style:parent-style-name="Standard" style:master-page-name="">
      <style:paragraph-properties fo:margin-left="0cm" fo:margin-right="0cm" style:line-height-at-least="0.353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2pt" fo:background-color="transparent" style:font-size-asian="12pt" style:font-size-complex="12pt" fo:hyphenate="false" fo:hyphenation-remain-char-count="2" fo:hyphenation-push-char-count="2"/>
    </style:style>
    <style:style style:name="P9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0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1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-2.341cm" fo:text-indent="0cm" style:auto-text-indent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List_20_Paragraph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name-complex="Arial1" style:font-size-complex="12pt" fo:hyphenate="false" fo:hyphenation-remain-char-count="2" fo:hyphenation-push-char-count="2"/>
    </style:style>
    <style:style style:name="P19" style:family="paragraph" style:parent-style-name="List_20_Paragraph">
      <style:paragraph-properties fo:margin-left="0.905cm" fo:margin-right="-0.462cm" fo:text-indent="0cm" style:auto-text-indent="false" fo:background-color="transparent">
        <style:background-image/>
      </style:paragraph-properties>
      <style:text-properties style:font-name="Times New Roman" fo:font-size="12pt" fo:background-color="transparent" style:font-size-asian="12pt" style:font-size-complex="12pt"/>
    </style:style>
    <style:style style:name="P20" style:family="paragraph" style:parent-style-name="List_20_Paragraph" style:list-style-name="WWNum2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1" style:family="paragraph" style:parent-style-name="List_20_Paragraph" style:list-style-name="WWNum2">
      <style:paragraph-properties fo:margin-left="2.092cm" fo:margin-right="0cm" fo:orphans="0" fo:widows="0" fo:hyphenation-ladder-count="no-limit" fo:text-indent="0cm" style:auto-text-indent="false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2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3" style:family="paragraph" style:parent-style-name="Standard" style:list-style-name="L3">
      <style:paragraph-properties style:line-height-at-least="0.353cm" fo:background-color="transparent">
        <style:tab-stops>
          <style:tab-stop style:position="15.64cm" style:leader-style="solid" style:leader-text="_"/>
        </style:tab-stops>
        <style:background-image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Standard" style:list-style-name="L4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background-color="transparent" style:font-size-asian="12pt" style:font-name-complex="Arial1" style:font-size-complex="12pt"/>
    </style:style>
    <style:style style:name="P26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background-color="transparent" style:font-size-asian="12pt" style:font-size-complex="12pt"/>
    </style:style>
    <style:style style:name="P27" style:family="paragraph" style:parent-style-name="Standard" style:list-style-name="WWNum1">
      <style:paragraph-properties fo:margin-top="0cm" fo:margin-bottom="0cm" style:line-height-at-least="0.353cm" fo:orphans="2" fo:widows="2" fo:hyphenation-ladder-count="no-limit" fo:break-before="page" fo:background-color="transparent">
        <style:tab-stops>
          <style:tab-stop style:position="-0.616cm"/>
        </style:tab-stops>
        <style:background-image/>
      </style:paragraph-properties>
      <style:text-properties fo:font-size="12pt" fo:font-weight="bold" fo:background-color="transparent" style:font-size-asian="12pt" style:font-weight-asian="bold" style:font-size-complex="12pt" fo:hyphenate="true" fo:hyphenation-remain-char-count="2" fo:hyphenation-push-char-count="2"/>
    </style:style>
    <style:style style:name="P28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29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30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12pt" fo:background-color="transparent" style:font-size-asian="12pt" style:font-size-complex="12pt" fo:hyphenate="true" fo:hyphenation-remain-char-count="2" fo:hyphenation-push-char-count="2"/>
    </style:style>
    <style:style style:name="P31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itle" style:master-page-name="Standard">
      <style:paragraph-properties style:line-height-at-least="0.353cm" fo:text-align="center" style:justify-single-word="false" style:page-number="auto" fo:background-color="transparent">
        <style:background-image/>
      </style:paragraph-properties>
      <style:text-properties fo:text-transform="uppercase" fo:font-size="12pt" style:font-size-asian="12pt" style:font-size-complex="12pt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Symbo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name-complex="Arial1"/>
    </style:style>
    <style:style style:name="T11" style:family="text">
      <style:text-properties style:font-name-complex="Arial1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поверки № </text:p>
      <text:p text:style-name="P7">Дозиметр рентгеновского и гамма-излучения ДКС-АТ1121(1123)№__________</text:p>
      <text:p text:style-name="P7"/>
      <text:p text:style-name="P8">Поверка проводилась поверителем РУП «БелГИМ» (отдел измерений ионизационного излучения №4800) на базе УП «АТОМТЕХ».</text:p>
      <text:p text:style-name="P10"/>
      <text:p text:style-name="P9"><text:span text:style-name="T12">Дата поверки</text:span>:___________</text:p>
      <text:p text:style-name="P10"/>
      <text:p text:style-name="P9"><text:span text:style-name="T12">Условия поверки</text:span>:</text:p>
      <text:list xml:id="list1871397278304244313" text:style-name="L1">
        <text:list-item>
          <text:p text:style-name="P22">температура<text:tab/><text:tab/><text:tab/>_______<text:span text:style-name="T8"></text:span>С;</text:p>
        </text:list-item>
        <text:list-item>
          <text:p text:style-name="P22">относительная влажность<text:tab/>_______ %;</text:p>
        </text:list-item>
        <text:list-item>
          <text:p text:style-name="P22">атмосферное давление<text:tab/>_______ кПа;</text:p>
        </text:list-item>
        <text:list-item>
          <text:p text:style-name="P22">внешний фон гамма-излучения<text:tab/>_______ мкЗв/ч;</text:p>
        </text:list-item>
      </text:list>
      <text:p text:style-name="P13"/>
      <text:p text:style-name="P12"><text:span text:style-name="T12">Средства поверки</text:span>:<text:span text:style-name="T12"> </text:span></text:p>
      <text:list xml:id="list3457708535126152487" text:style-name="L2">
        <text:list-item>
          <text:p text:style-name="P25">образцовая дозиметрическая поверочная установка УДГ-АТ130 №015 с погрешностью аттестации <text:s/>±4%,св. <text:span text:style-name="T9">№210-1427/18 от 23.10.2018. </text:span>ФГУП "ВНИИМ им. Д.И. Менделеева", г. Санкт-Петербург, Россия;</text:p>
        </text:list-item>
        <text:list-item>
          <text:p text:style-name="P26"><text:span text:style-name="T11">образцовая </text:span><text:span text:style-name="T10">дозиметрическая поверочная установка УДГ-АТ110 №013 с погрешностью аттестации <text:s/>±5%,св. №210-1426/18 от 22.10.2018. </text:span><text:span text:style-name="T11">ФГУП "ВНИИМ им. Д.И. Менделеева", г. Санкт-Петербург, Россия.</text:span></text:p>
        </text:list-item>
      </text:list>
      <text:p text:style-name="P18">Диапазон измерения прибора:</text:p>
      <text:list xml:id="list605149257724827992" text:style-name="WWNum2">
        <text:list-item>
          <text:p text:style-name="P20"><text:span text:style-name="T11"><text:s/></text:span>от 50 нЗв/ч <text:s/>до 10 Зв/ч ;</text:p>
        </text:list-item>
        <text:list-item>
          <text:p text:style-name="P21"><text:s/>5 мкЗв/ч до 10 Зв/ч (во время кратковременного воздействия излучения);</text:p>
        </text:list-item>
        <text:list-item>
          <text:p text:style-name="P21"><text:s/>от 1 мкЗв/ч до 10 Зв/ч (во время импульсного излучения).</text:p>
        </text:list-item>
      </text:list>
      <text:p text:style-name="P19">Предел допускаемой основной относительной погрешности: 15 % в непрервыный режиме;  % в импульсном режиме; </text:p>
      <text:p text:style-name="P10"/>
      <text:p text:style-name="P10">1 Внешний осмотр</text:p>
      <text:list xml:id="list7845565051912207209" text:style-name="L3">
        <text:list-item>
          <text:p text:style-name="P23">документация<text:tab/></text:p>
        </text:list-item>
        <text:list-item>
          <text:p text:style-name="P23">комплектность<text:tab/></text:p>
        </text:list-item>
        <text:list-item>
          <text:p text:style-name="P23">отсутствие механических повреждений<text:tab/></text:p>
        </text:list-item>
      </text:list>
      <text:p text:style-name="P10"/>
      <text:p text:style-name="P10">2 Опробование</text:p>
      <text:list xml:id="list8428713039472278263" text:style-name="L4">
        <text:list-item>
          <text:p text:style-name="P24">самоконтроль______________________________________________________________</text:p>
        </text:list-item>
        <text:list-item>
          <text:p text:style-name="P24">соответствие ПО___________________________________________________________</text:p>
        </text:list-item>
      </text:list>
      <text:p text:style-name="P10"/>
      <text:p text:style-name="P11"/>
      <text:list xml:id="list350815032124766128" text:style-name="WWNum1">
        <text:list-item>
          <text:list>
            <text:list-item>
              <text:p text:style-name="P27">3 Определение основной относительной погрешности измерения мощности дозы</text:p>
            </text:list-item>
            <text:list-item>
              <text:p text:style-name="P29"/>
            </text:list-item>
            <text:list-item>
              <text:p text:style-name="P31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5"/>
        <table:table-column table:style-name="Таблица1.D"/>
        <table:table-column table:style-name="Таблица1.E" table:number-columns-repeated="2"/>
        <table:table-column table:style-name="Таблица1.M"/>
        <table:table-row>
          <table:table-cell table:style-name="Таблица1.A1" table:number-rows-spanned="2" office:value-type="string">
            <text:p text:style-name="P6">Эталонное значение мощности дозы в контрольной точке, <text:span text:style-name="T3">oi</text:span></text:p>
          </table:table-cell>
          <table:table-cell table:style-name="Таблица1.A1" table:number-rows-spanned="2" office:value-type="string">
            <text:p text:style-name="P1">№</text:p>
            <text:p text:style-name="P6">ист</text:p>
          </table:table-cell>
          <table:table-cell table:style-name="Таблица1.A1" table:number-rows-spanned="2" office:value-type="string">
            <text:p text:style-name="P3"><text:span text:style-name="T7">R</text:span>,</text:p>
            <text:p text:style-name="P6">см</text:p>
          </table:table-cell>
          <table:table-cell table:style-name="Таблица1.A1" table:number-columns-spanned="3" office:value-type="string">
            <text:p text:style-name="P5">№<text:span text:style-name="T2">$</text:span>№<text:span text:style-name="T2">1$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text:span text:style-name="T2">$</text:span>№<text:span text:style-name="T2">2$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text:span text:style-name="T2">$</text:span>№<text:span text:style-name="T2">3$</text:span></text:p>
          </table:table-cell>
          <table:covered-table-cell/>
          <table:covered-table-cell/>
          <table:table-cell table:style-name="Таблица1.M1" table:number-rows-spanned="2" office:value-type="string">
            <text:p text:style-name="P1">Предел допускаемой основной относительной погрешности, <text:span text:style-name="T2">%</text:span></text:p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covered-table-cell/>
        </table:table-row>
        <table:table-row>
          <table:table-cell table:style-name="Таблица1.A3" office:value-type="string">
            <text:p text:style-name="P28">Фон (мкЗв<text:span text:style-name="T2">/</text:span>ч)</text:p>
          </table:table-cell>
          <table:table-cell table:style-name="Таблица1.B3" office:value-type="string">
            <text:p text:style-name="P32">–</text:p>
          </table:table-cell>
          <table:table-cell table:style-name="Таблица1.B3" office:value-type="string">
            <text:p text:style-name="P32">–</text:p>
          </table:table-cell>
          <table:table-cell table:style-name="Таблица1.D3" office:value-type="float" office:value="0.1">
            <text:p text:style-name="P34">0,1</text:p>
          </table:table-cell>
          <table:table-cell table:style-name="Таблица1.E3" office:value-type="string">
            <text:p text:style-name="P16">–</text:p>
          </table:table-cell>
          <table:table-cell table:style-name="Таблица1.F3" office:value-type="string">
            <text:p text:style-name="P16">–</text:p>
          </table:table-cell>
          <table:table-cell table:style-name="Таблица1.D3" office:value-type="float" office:value="0.1">
            <text:p text:style-name="P34">0,1</text:p>
          </table:table-cell>
          <table:table-cell table:style-name="Таблица1.E3" office:value-type="string">
            <text:p text:style-name="P16">–</text:p>
          </table:table-cell>
          <table:table-cell table:style-name="Таблица1.F3" office:value-type="string">
            <text:p text:style-name="P16">–</text:p>
          </table:table-cell>
          <table:table-cell table:style-name="Таблица1.D3" office:value-type="float" office:value="0.1">
            <text:p text:style-name="P34">0,1</text:p>
          </table:table-cell>
          <table:table-cell table:style-name="Таблица1.E3" office:value-type="string">
            <text:p text:style-name="P16">–</text:p>
          </table:table-cell>
          <table:table-cell table:style-name="Таблица1.L3" office:value-type="string">
            <text:p text:style-name="P16">–</text:p>
          </table:table-cell>
          <table:table-cell table:style-name="Таблица1.M3" table:number-rows-spanned="10" office:value-type="string">
            <text:p text:style-name="P17"><text:span text:style-name="T13">±</text:span>15%</text:p>
          </table:table-cell>
        </table:table-row>
        <table:table-row>
          <table:table-cell table:style-name="Таблица1.A3" office:value-type="string">
            <text:p text:style-name="P6">0,07<text:span text:style-name="T2"> </text:span>мк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0$</text:p>
          </table:table-cell>
          <table:table-cell table:style-name="Таблица1.D4" office:value-type="string">
            <text:p text:style-name="P16">$L00$</text:p>
          </table:table-cell>
          <table:table-cell table:style-name="Таблица1.F4" office:value-type="string">
            <text:p text:style-name="P16">$m00$</text:p>
          </table:table-cell>
          <table:table-cell table:style-name="Таблица1.D4" office:value-type="string">
            <text:p text:style-name="P16">$k10$</text:p>
          </table:table-cell>
          <table:table-cell table:style-name="Таблица1.D4" office:value-type="string">
            <text:p text:style-name="P16">$L10$</text:p>
          </table:table-cell>
          <table:table-cell table:style-name="Таблица1.F4" office:value-type="string">
            <text:p text:style-name="P16">$m10$</text:p>
          </table:table-cell>
          <table:table-cell table:style-name="Таблица1.D4" office:value-type="string">
            <text:p text:style-name="P16">$k20$</text:p>
          </table:table-cell>
          <table:table-cell table:style-name="Таблица1.D4" office:value-type="string">
            <text:p text:style-name="P16">$L20$</text:p>
          </table:table-cell>
          <table:table-cell table:style-name="Таблица1.L4" office:value-type="string">
            <text:p text:style-name="P16">$m20$</text:p>
          </table:table-cell>
          <table:covered-table-cell/>
        </table:table-row>
        <table:table-row>
          <table:table-cell table:style-name="Таблица1.A3" office:value-type="string">
            <text:p text:style-name="P6">0,7<text:span text:style-name="T2"> </text:span>мк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1$</text:p>
          </table:table-cell>
          <table:table-cell table:style-name="Таблица1.D4" office:value-type="string">
            <text:p text:style-name="P16">$L01$</text:p>
          </table:table-cell>
          <table:table-cell table:style-name="Таблица1.F4" office:value-type="string">
            <text:p text:style-name="P16">$m01$</text:p>
          </table:table-cell>
          <table:table-cell table:style-name="Таблица1.D4" office:value-type="string">
            <text:p text:style-name="P16">$k11$</text:p>
          </table:table-cell>
          <table:table-cell table:style-name="Таблица1.D4" office:value-type="string">
            <text:p text:style-name="P16">$L11$</text:p>
          </table:table-cell>
          <table:table-cell table:style-name="Таблица1.F4" office:value-type="string">
            <text:p text:style-name="P16">$m11$</text:p>
          </table:table-cell>
          <table:table-cell table:style-name="Таблица1.D4" office:value-type="string">
            <text:p text:style-name="P16">$k21$</text:p>
          </table:table-cell>
          <table:table-cell table:style-name="Таблица1.D4" office:value-type="string">
            <text:p text:style-name="P16">$L21$</text:p>
          </table:table-cell>
          <table:table-cell table:style-name="Таблица1.L4" office:value-type="string">
            <text:p text:style-name="P16">$m21$</text:p>
          </table:table-cell>
          <table:covered-table-cell/>
        </table:table-row>
        <table:table-row>
          <table:table-cell table:style-name="Таблица1.A3" office:value-type="string">
            <text:p text:style-name="P6">7,0 <text:span text:style-name="T2"><text:s/></text:span>мк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2$</text:p>
          </table:table-cell>
          <table:table-cell table:style-name="Таблица1.D4" office:value-type="string">
            <text:p text:style-name="P16">$L02$</text:p>
          </table:table-cell>
          <table:table-cell table:style-name="Таблица1.F4" office:value-type="string">
            <text:p text:style-name="P16">$m02$</text:p>
          </table:table-cell>
          <table:table-cell table:style-name="Таблица1.D4" office:value-type="string">
            <text:p text:style-name="P16">$k12$</text:p>
          </table:table-cell>
          <table:table-cell table:style-name="Таблица1.D4" office:value-type="string">
            <text:p text:style-name="P16">$L12$</text:p>
          </table:table-cell>
          <table:table-cell table:style-name="Таблица1.F4" office:value-type="string">
            <text:p text:style-name="P16">$m12$</text:p>
          </table:table-cell>
          <table:table-cell table:style-name="Таблица1.D4" office:value-type="string">
            <text:p text:style-name="P16">$k22$</text:p>
          </table:table-cell>
          <table:table-cell table:style-name="Таблица1.D4" office:value-type="string">
            <text:p text:style-name="P16">$L22$</text:p>
          </table:table-cell>
          <table:table-cell table:style-name="Таблица1.L4" office:value-type="string">
            <text:p text:style-name="P16">$m22$</text:p>
          </table:table-cell>
          <table:covered-table-cell/>
        </table:table-row>
        <table:table-row>
          <table:table-cell table:style-name="Таблица1.A3" office:value-type="string">
            <text:p text:style-name="P6">70<text:span text:style-name="T2"> </text:span>мк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3$</text:p>
          </table:table-cell>
          <table:table-cell table:style-name="Таблица1.D4" office:value-type="string">
            <text:p text:style-name="P16">$L03$</text:p>
          </table:table-cell>
          <table:table-cell table:style-name="Таблица1.F4" office:value-type="string">
            <text:p text:style-name="P16">$m03$</text:p>
          </table:table-cell>
          <table:table-cell table:style-name="Таблица1.D4" office:value-type="string">
            <text:p text:style-name="P16">$k13$</text:p>
          </table:table-cell>
          <table:table-cell table:style-name="Таблица1.D4" office:value-type="string">
            <text:p text:style-name="P16">$L13$</text:p>
          </table:table-cell>
          <table:table-cell table:style-name="Таблица1.F4" office:value-type="string">
            <text:p text:style-name="P16">$m13$</text:p>
          </table:table-cell>
          <table:table-cell table:style-name="Таблица1.D4" office:value-type="string">
            <text:p text:style-name="P16">$k23$</text:p>
          </table:table-cell>
          <table:table-cell table:style-name="Таблица1.D4" office:value-type="string">
            <text:p text:style-name="P16">$L23$</text:p>
          </table:table-cell>
          <table:table-cell table:style-name="Таблица1.L4" office:value-type="string">
            <text:p text:style-name="P16">$m23$</text:p>
          </table:table-cell>
          <table:covered-table-cell/>
        </table:table-row>
        <table:table-row>
          <table:table-cell table:style-name="Таблица1.A3" office:value-type="string">
            <text:p text:style-name="P6">0,7<text:span text:style-name="T2"> </text:span>м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4$</text:p>
          </table:table-cell>
          <table:table-cell table:style-name="Таблица1.D4" office:value-type="string">
            <text:p text:style-name="P16">$L04$</text:p>
          </table:table-cell>
          <table:table-cell table:style-name="Таблица1.F4" office:value-type="string">
            <text:p text:style-name="P16">$m04$</text:p>
          </table:table-cell>
          <table:table-cell table:style-name="Таблица1.D4" office:value-type="string">
            <text:p text:style-name="P16">$k14$</text:p>
          </table:table-cell>
          <table:table-cell table:style-name="Таблица1.D4" office:value-type="string">
            <text:p text:style-name="P16">$L14$</text:p>
          </table:table-cell>
          <table:table-cell table:style-name="Таблица1.F4" office:value-type="string">
            <text:p text:style-name="P16">$m14$</text:p>
          </table:table-cell>
          <table:table-cell table:style-name="Таблица1.D4" office:value-type="string">
            <text:p text:style-name="P16">$k24$</text:p>
          </table:table-cell>
          <table:table-cell table:style-name="Таблица1.D4" office:value-type="string">
            <text:p text:style-name="P16">$L24$</text:p>
          </table:table-cell>
          <table:table-cell table:style-name="Таблица1.L4" office:value-type="string">
            <text:p text:style-name="P16">$m24$</text:p>
          </table:table-cell>
          <table:covered-table-cell/>
        </table:table-row>
        <table:table-row>
          <table:table-cell table:style-name="Таблица1.A3" office:value-type="string">
            <text:p text:style-name="P6">7,0<text:span text:style-name="T2"> </text:span>м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5$</text:p>
          </table:table-cell>
          <table:table-cell table:style-name="Таблица1.D4" office:value-type="string">
            <text:p text:style-name="P16">$L05$</text:p>
          </table:table-cell>
          <table:table-cell table:style-name="Таблица1.F4" office:value-type="string">
            <text:p text:style-name="P16">$m05$</text:p>
          </table:table-cell>
          <table:table-cell table:style-name="Таблица1.D4" office:value-type="string">
            <text:p text:style-name="P16">$k15$</text:p>
          </table:table-cell>
          <table:table-cell table:style-name="Таблица1.D4" office:value-type="string">
            <text:p text:style-name="P16">$L15$</text:p>
          </table:table-cell>
          <table:table-cell table:style-name="Таблица1.F4" office:value-type="string">
            <text:p text:style-name="P16">$m15$</text:p>
          </table:table-cell>
          <table:table-cell table:style-name="Таблица1.D4" office:value-type="string">
            <text:p text:style-name="P16">$k25$</text:p>
          </table:table-cell>
          <table:table-cell table:style-name="Таблица1.D4" office:value-type="string">
            <text:p text:style-name="P16">$L25$</text:p>
          </table:table-cell>
          <table:table-cell table:style-name="Таблица1.L4" office:value-type="string">
            <text:p text:style-name="P16">$m25$</text:p>
          </table:table-cell>
          <table:covered-table-cell/>
        </table:table-row>
        <table:table-row>
          <table:table-cell table:style-name="Таблица1.A3" office:value-type="string">
            <text:p text:style-name="P6">70<text:span text:style-name="T2"> </text:span>м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6$</text:p>
          </table:table-cell>
          <table:table-cell table:style-name="Таблица1.D4" office:value-type="string">
            <text:p text:style-name="P16">$L06$</text:p>
          </table:table-cell>
          <table:table-cell table:style-name="Таблица1.F4" office:value-type="string">
            <text:p text:style-name="P16">$m06$</text:p>
          </table:table-cell>
          <table:table-cell table:style-name="Таблица1.D4" office:value-type="string">
            <text:p text:style-name="P16">$k16$</text:p>
          </table:table-cell>
          <table:table-cell table:style-name="Таблица1.D4" office:value-type="string">
            <text:p text:style-name="P16">$L16$</text:p>
          </table:table-cell>
          <table:table-cell table:style-name="Таблица1.F4" office:value-type="string">
            <text:p text:style-name="P16">$m16$</text:p>
          </table:table-cell>
          <table:table-cell table:style-name="Таблица1.D4" office:value-type="string">
            <text:p text:style-name="P16">$k26$</text:p>
          </table:table-cell>
          <table:table-cell table:style-name="Таблица1.D4" office:value-type="string">
            <text:p text:style-name="P16">$L26$</text:p>
          </table:table-cell>
          <table:table-cell table:style-name="Таблица1.L4" office:value-type="string">
            <text:p text:style-name="P16">$m26$</text:p>
          </table:table-cell>
          <table:covered-table-cell/>
        </table:table-row>
        <table:table-row>
          <table:table-cell table:style-name="Таблица1.A3" office:value-type="string">
            <text:p text:style-name="P6">0,7<text:span text:style-name="T2"> </text:span>Зв<text:span text:style-name="T2">/</text:span>ч</text:p>
          </table:table-cell>
          <table:table-cell table:style-name="Таблица1.B4" office:value-type="string">
            <text:p text:style-name="P15"/>
          </table:table-cell>
          <table:table-cell table:style-name="Таблица1.B4" office:value-type="string">
            <text:p text:style-name="P15"/>
          </table:table-cell>
          <table:table-cell table:style-name="Таблица1.D4" office:value-type="string">
            <text:p text:style-name="P16">$k07$</text:p>
          </table:table-cell>
          <table:table-cell table:style-name="Таблица1.D4" office:value-type="string">
            <text:p text:style-name="P16">$L07$</text:p>
          </table:table-cell>
          <table:table-cell table:style-name="Таблица1.F4" office:value-type="string">
            <text:p text:style-name="P16">$m07$</text:p>
          </table:table-cell>
          <table:table-cell table:style-name="Таблица1.D4" office:value-type="string">
            <text:p text:style-name="P16">$k17$</text:p>
          </table:table-cell>
          <table:table-cell table:style-name="Таблица1.D4" office:value-type="string">
            <text:p text:style-name="P16">$L17$</text:p>
          </table:table-cell>
          <table:table-cell table:style-name="Таблица1.F4" office:value-type="string">
            <text:p text:style-name="P16">$m17$</text:p>
          </table:table-cell>
          <table:table-cell table:style-name="Таблица1.D4" office:value-type="string">
            <text:p text:style-name="P16">$k27$</text:p>
          </table:table-cell>
          <table:table-cell table:style-name="Таблица1.D4" office:value-type="string">
            <text:p text:style-name="P16">$L27$</text:p>
          </table:table-cell>
          <table:table-cell table:style-name="Таблица1.L4" office:value-type="string">
            <text:p text:style-name="P16">$m27$</text:p>
          </table:table-cell>
          <table:covered-table-cell/>
        </table:table-row>
        <table:table-row>
          <table:table-cell table:style-name="Таблица1.D2" office:value-type="string">
            <text:p text:style-name="P6">7,0<text:span text:style-name="T2"> </text:span>Зв<text:span text:style-name="T2">/</text:span>ч</text:p>
          </table:table-cell>
          <table:table-cell table:style-name="Таблица1.B12" office:value-type="string">
            <text:p text:style-name="P15"/>
          </table:table-cell>
          <table:table-cell table:style-name="Таблица1.B12" office:value-type="string">
            <text:p text:style-name="P15"/>
          </table:table-cell>
          <table:table-cell table:style-name="Таблица1.D12" office:value-type="string">
            <text:p text:style-name="P16">$k08$</text:p>
          </table:table-cell>
          <table:table-cell table:style-name="Таблица1.D12" office:value-type="string">
            <text:p text:style-name="P16">$L08$</text:p>
          </table:table-cell>
          <table:table-cell table:style-name="Таблица1.F12" office:value-type="string">
            <text:p text:style-name="P16">$m08$</text:p>
          </table:table-cell>
          <table:table-cell table:style-name="Таблица1.D12" office:value-type="string">
            <text:p text:style-name="P16">$k18$</text:p>
          </table:table-cell>
          <table:table-cell table:style-name="Таблица1.D12" office:value-type="string">
            <text:p text:style-name="P16">$L18$</text:p>
          </table:table-cell>
          <table:table-cell table:style-name="Таблица1.F12" office:value-type="string">
            <text:p text:style-name="P16">$m18$</text:p>
          </table:table-cell>
          <table:table-cell table:style-name="Таблица1.D12" office:value-type="string">
            <text:p text:style-name="P16">$k28$</text:p>
          </table:table-cell>
          <table:table-cell table:style-name="Таблица1.D12" office:value-type="string">
            <text:p text:style-name="P16">$L28$</text:p>
          </table:table-cell>
          <table:table-cell table:style-name="Таблица1.L12" office:value-type="string">
            <text:p text:style-name="P16">$m28$</text:p>
          </table:table-cell>
          <table:covered-table-cell/>
        </table:table-row>
      </table:table>
      <text:p text:style-name="Standard"/>
      <text:list xml:id="list33647446" text:continue-numbering="true" text:style-name="WWNum1">
        <text:list-item>
          <text:list>
            <text:list-item>
              <text:p text:style-name="P30">3.1 Проверка доверительной границы основной относительной погрешности измерения МЭД импульсного рентгеновского излучения:</text:p>
            </text:list-item>
            <text:list-item>
              <text:p text:style-name="P30"/>
            </text:list-item>
          </text:list>
        </text:list-item>
      </text:list>
      <text:p text:style-name="P14">Выводы: ________________________________________________________________________</text:p>
      <text:p text:style-name="P14">Квитанция-счет __________________________________________________________________</text:p>
      <text:p text:style-name="P14">Свидетельство (извещение о непригодности) _________________________________________</text:p>
      <text:p text:style-name="P14">Дата __________________</text:p>
      <text:p text:style-name="P14">Госповеритель 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04-10T23:11:03.42</meta:creation-date>
    <dc:date>2019-04-22T13:45:24.31</dc:date>
    <meta:editing-duration>PT4H23M30S</meta:editing-duration>
    <meta:editing-cycles>18</meta:editing-cycles>
    <meta:generator>OpenOffice/4.1.4$Win32 OpenOffice.org_project/414m5$Build-9788</meta:generator>
    <meta:document-statistic meta:table-count="1" meta:image-count="0" meta:object-count="0" meta:page-count="2" meta:paragraph-count="153" meta:word-count="395" meta:character-count="2984"/>
  </office:meta>
</office:document-meta>
</file>